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3b407" officeooo:paragraph-rsid="0013b407" style:font-size-asian="12pt" style:font-size-complex="12pt"/>
    </style:style>
    <style:style style:name="P2" style:family="paragraph" style:parent-style-name="Standard">
      <style:text-properties fo:font-size="12pt" officeooo:rsid="0013b407" officeooo:paragraph-rsid="002bc41b" style:font-size-asian="12pt" style:font-size-complex="12pt"/>
    </style:style>
    <style:style style:name="P3" style:family="paragraph" style:parent-style-name="Standard">
      <style:text-properties fo:font-size="12pt" officeooo:rsid="0013f6c2" officeooo:paragraph-rsid="0013f6c2" style:font-size-asian="12pt" style:font-size-complex="12pt"/>
    </style:style>
    <style:style style:name="P4" style:family="paragraph" style:parent-style-name="Standard">
      <style:text-properties fo:font-size="12pt" officeooo:rsid="00152570" officeooo:paragraph-rsid="0029d436" style:font-size-asian="12pt" style:font-size-complex="12pt"/>
    </style:style>
    <style:style style:name="P5" style:family="paragraph" style:parent-style-name="Standard">
      <style:text-properties officeooo:rsid="0013b407" officeooo:paragraph-rsid="002bc41b"/>
    </style:style>
    <style:style style:name="P6" style:family="paragraph" style:parent-style-name="Standard">
      <style:text-properties officeooo:rsid="002eebaf" officeooo:paragraph-rsid="002fda0e"/>
    </style:style>
    <style:style style:name="P7" style:family="paragraph" style:parent-style-name="Standard">
      <style:text-properties officeooo:rsid="002fda0e" officeooo:paragraph-rsid="002fda0e"/>
    </style:style>
    <style:style style:name="P8" style:family="paragraph" style:parent-style-name="Standard">
      <style:text-properties officeooo:rsid="002fda0e" officeooo:paragraph-rsid="00319904"/>
    </style:style>
    <style:style style:name="P9" style:family="paragraph" style:parent-style-name="Text_20_body">
      <style:text-properties officeooo:paragraph-rsid="001de4de"/>
    </style:style>
    <style:style style:name="P10" style:family="paragraph" style:parent-style-name="Text_20_body">
      <style:text-properties style:font-name="Liberation Serif" fo:font-size="12pt" officeooo:rsid="001de4de" officeooo:paragraph-rsid="001ed9b9" style:font-size-asian="12pt" style:font-size-complex="12pt"/>
    </style:style>
    <style:style style:name="P11" style:family="paragraph" style:parent-style-name="Text_20_body">
      <style:text-properties style:font-name="Liberation Serif" fo:font-size="12pt" officeooo:rsid="001de4de" officeooo:paragraph-rsid="00260394" style:font-size-asian="12pt" style:font-size-complex="12pt"/>
    </style:style>
    <style:style style:name="P12" style:family="paragraph" style:parent-style-name="Text_20_body">
      <style:text-properties style:font-name="Liberation Serif" fo:font-size="12pt" officeooo:rsid="001de4de" officeooo:paragraph-rsid="002e973b" style:font-size-asian="12pt" style:font-size-complex="12pt"/>
    </style:style>
    <style:style style:name="P13" style:family="paragraph" style:parent-style-name="Text_20_body">
      <style:text-properties style:font-name="Liberation Serif" fo:font-size="12pt" officeooo:paragraph-rsid="001de4de" style:font-size-asian="12pt" style:font-size-complex="12pt"/>
    </style:style>
    <style:style style:name="P14" style:family="paragraph" style:parent-style-name="Text_20_body">
      <style:text-properties style:font-name="Liberation Serif" fo:font-size="12pt" officeooo:rsid="002eebaf" officeooo:paragraph-rsid="002eebaf" style:font-size-asian="12pt" style:font-size-complex="12pt"/>
    </style:style>
    <style:style style:name="P15" style:family="paragraph" style:parent-style-name="Text_20_body">
      <style:text-properties officeooo:paragraph-rsid="0027d952"/>
    </style:style>
    <style:style style:name="P16" style:family="paragraph" style:parent-style-name="Text_20_body">
      <style:text-properties style:font-name="Liberation Mono" fo:font-size="10pt" fo:font-weight="bold" officeooo:rsid="00202c68" officeooo:paragraph-rsid="00202c68" style:font-size-asian="10pt" style:font-weight-asian="bold" style:font-size-complex="10pt" style:font-weight-complex="bold"/>
    </style:style>
    <style:style style:name="P17" style:family="paragraph" style:parent-style-name="Preformatted_20_Text">
      <style:text-properties officeooo:paragraph-rsid="001ed9b9"/>
    </style:style>
    <style:style style:name="P18" style:family="paragraph" style:parent-style-name="Preformatted_20_Text">
      <style:text-properties style:font-name="Liberation Serif" fo:font-size="12pt" officeooo:rsid="00181b7c" officeooo:paragraph-rsid="00181b7c" style:font-size-asian="12pt" style:font-size-complex="12pt"/>
    </style:style>
    <style:style style:name="P19" style:family="paragraph" style:parent-style-name="Preformatted_20_Text">
      <style:text-properties style:font-name="Liberation Serif" fo:font-size="12pt" officeooo:paragraph-rsid="00152570" style:font-size-asian="12pt" style:font-size-complex="12pt"/>
    </style:style>
    <style:style style:name="P20" style:family="paragraph" style:parent-style-name="Preformatted_20_Text">
      <style:text-properties style:font-name="Liberation Serif" fo:font-size="12pt" officeooo:paragraph-rsid="001ed9b9" style:font-size-asian="12pt" style:font-size-complex="12pt"/>
    </style:style>
    <style:style style:name="P21" style:family="paragraph" style:parent-style-name="Preformatted_20_Text">
      <style:text-properties style:font-name="Liberation Serif" fo:font-size="12pt" officeooo:rsid="00242630" officeooo:paragraph-rsid="00242630" style:font-size-asian="12pt" style:font-size-complex="12pt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fo:font-size="12pt" officeooo:rsid="0013b407" officeooo:paragraph-rsid="002bc41b" style:font-size-asian="12pt" style:font-size-complex="12pt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fo:font-size="12pt" officeooo:rsid="0029d436" officeooo:paragraph-rsid="0029d436" style:font-size-asian="12pt" style:font-size-complex="12pt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rsid="0013b407" officeooo:paragraph-rsid="002bc41b"/>
    </style:style>
    <style:style style:name="P25" style:family="paragraph" style:parent-style-name="Preformatted_20_Text">
      <style:paragraph-properties fo:margin-left="1.251cm" fo:margin-right="0cm" fo:margin-top="0cm" fo:margin-bottom="0cm" style:contextual-spacing="false" fo:text-indent="0cm" style:auto-text-indent="false"/>
      <style:text-properties officeooo:paragraph-rsid="002d171d"/>
    </style:style>
    <style:style style:name="P26" style:family="paragraph" style:parent-style-name="Preformatted_20_Text">
      <style:paragraph-properties fo:margin-left="1.251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P27" style:family="paragraph" style:parent-style-name="Preformatted_20_Text">
      <style:paragraph-properties fo:margin-left="1.251cm" fo:margin-right="0cm" fo:margin-top="0cm" fo:margin-bottom="0cm" style:contextual-spacing="false" fo:text-indent="0cm" style:auto-text-indent="false"/>
      <style:text-properties fo:font-weight="bold" officeooo:paragraph-rsid="0029d436" style:font-weight-asian="bold" style:font-weight-complex="bold"/>
    </style:style>
    <style:style style:name="P28" style:family="paragraph" style:parent-style-name="Preformatted_20_Text">
      <style:paragraph-properties fo:margin-left="1.251cm" fo:margin-right="0cm" fo:margin-top="0cm" fo:margin-bottom="0cm" style:contextual-spacing="false" fo:text-indent="0cm" style:auto-text-indent="false"/>
      <style:text-properties fo:font-weight="bold" officeooo:paragraph-rsid="002d171d" style:font-weight-asian="bold" style:font-weight-complex="bold"/>
    </style:style>
    <style:style style:name="P29" style:family="paragraph" style:parent-style-name="Standard">
      <style:paragraph-properties fo:margin-left="2.501cm" fo:margin-right="0cm" fo:text-indent="0cm" style:auto-text-indent="false"/>
      <style:text-properties fo:font-size="12pt" officeooo:rsid="0013f6c2" officeooo:paragraph-rsid="002bc41b" style:font-size-asian="12pt" style:font-size-complex="12pt"/>
    </style:style>
    <style:style style:name="P30" style:family="paragraph" style:parent-style-name="Preformatted_20_Text">
      <style:paragraph-properties fo:margin-left="2.501cm" fo:margin-right="0cm" fo:margin-top="0cm" fo:margin-bottom="0cm" style:contextual-spacing="false" fo:text-indent="0cm" style:auto-text-indent="false"/>
      <style:text-properties style:font-name="Liberation Serif" fo:font-size="10pt" fo:font-weight="bold" officeooo:rsid="00181b7c" officeooo:paragraph-rsid="0029d436" style:font-size-asian="10pt" style:font-weight-asian="bold" style:font-size-complex="10pt" style:font-weight-complex="bold"/>
    </style:style>
    <style:style style:name="P31" style:family="paragraph" style:parent-style-name="Quotations">
      <style:paragraph-properties fo:margin-left="1.251cm" fo:margin-right="1cm" fo:text-indent="0cm" style:auto-text-indent="false"/>
    </style:style>
    <style:style style:name="P32" style:family="paragraph" style:parent-style-name="Quotations">
      <style:paragraph-properties fo:margin-left="1.251cm" fo:margin-right="1cm" fo:text-indent="0cm" style:auto-text-indent="false"/>
      <style:text-properties style:font-name="Liberation Mono" fo:font-size="10pt" fo:font-weight="bold" officeooo:rsid="0027d952" officeooo:paragraph-rsid="0027d952" style:font-size-asian="10pt" style:font-weight-asian="bold" style:font-size-complex="10pt" style:font-weight-complex="bold"/>
    </style:style>
    <style:style style:name="P33" style:family="paragraph" style:parent-style-name="Quotations">
      <style:paragraph-properties fo:margin-left="0cm" fo:margin-right="1cm" fo:text-indent="0cm" style:auto-text-indent="false"/>
      <style:text-properties officeooo:paragraph-rsid="0027d952"/>
    </style:style>
    <style:style style:name="P34" style:family="paragraph" style:parent-style-name="Standard" style:list-style-name="L1">
      <style:text-properties fo:font-size="12pt" officeooo:rsid="0013b407" officeooo:paragraph-rsid="002bc41b" style:font-size-asian="12pt" style:font-size-complex="12pt"/>
    </style:style>
    <style:style style:name="P35" style:family="paragraph" style:parent-style-name="Standard" style:list-style-name="L2">
      <style:text-properties fo:font-size="12pt" officeooo:rsid="0013f6c2" officeooo:paragraph-rsid="002bc41b" style:font-size-asian="12pt" style:font-size-complex="12pt"/>
    </style:style>
    <style:style style:name="P36" style:family="paragraph" style:parent-style-name="Standard" style:list-style-name="L3">
      <style:text-properties fo:font-size="12pt" officeooo:rsid="0029d436" officeooo:paragraph-rsid="0029d436" style:font-size-asian="12pt" style:font-size-complex="12pt"/>
    </style:style>
    <style:style style:name="P37" style:family="paragraph" style:parent-style-name="Standard">
      <style:text-properties officeooo:rsid="0034cfc8" officeooo:paragraph-rsid="0034cfc8"/>
    </style:style>
    <style:style style:name="P38" style:family="paragraph" style:parent-style-name="Preformatted_20_Text" style:list-style-name="L4">
      <style:text-properties style:font-name="Liberation Serif" fo:font-size="12pt" officeooo:rsid="0027d952" officeooo:paragraph-rsid="002d171d" style:font-size-asian="12pt" style:font-size-complex="12pt"/>
    </style:style>
    <style:style style:name="P39" style:family="paragraph" style:parent-style-name="Preformatted_20_Text" style:list-style-name="L4">
      <style:paragraph-properties fo:margin-left="2.501cm" fo:margin-right="0cm" fo:text-indent="-0.635cm" style:auto-text-indent="false"/>
      <style:text-properties style:font-name="Liberation Mono" fo:font-size="10pt" fo:font-weight="bold" officeooo:rsid="0027d952" officeooo:paragraph-rsid="002d171d" style:font-size-asian="10pt" style:font-weight-asian="bold" style:font-size-complex="10pt" style:font-weight-complex="bold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1ed9b9" style:font-size-asian="12pt" style:font-size-complex="12pt"/>
    </style:style>
    <style:style style:name="T3" style:family="text">
      <style:text-properties style:font-name="Liberation Serif" fo:font-size="12pt" officeooo:rsid="00242630" style:font-size-asian="12pt" style:font-size-complex="12pt"/>
    </style:style>
    <style:style style:name="T4" style:family="text">
      <style:text-properties style:font-name="Liberation Serif" fo:font-size="12pt" officeooo:rsid="0027d952" style:font-size-asian="12pt" style:font-size-complex="12pt"/>
    </style:style>
    <style:style style:name="T5" style:family="text">
      <style:text-properties style:font-name="Liberation Serif" fo:font-size="12pt" officeooo:rsid="0029d436" style:font-size-asian="12pt" style:font-size-complex="12pt"/>
    </style:style>
    <style:style style:name="T6" style:family="text">
      <style:text-properties style:font-name="Liberation Serif" fo:font-size="12pt" officeooo:rsid="001c6356" style:font-size-asian="12pt" style:font-size-complex="12pt"/>
    </style:style>
    <style:style style:name="T7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Liberation Serif" officeooo:rsid="0027d952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2bc41b" style:font-size-asian="12pt" style:font-size-complex="12pt"/>
    </style:style>
    <style:style style:name="T12" style:family="text">
      <style:text-properties officeooo:rsid="00202c68"/>
    </style:style>
    <style:style style:name="T13" style:family="text">
      <style:text-properties officeooo:rsid="00260394"/>
    </style:style>
    <style:style style:name="T14" style:family="text">
      <style:text-properties officeooo:rsid="0027d952"/>
    </style:style>
    <style:style style:name="T15" style:family="text">
      <style:text-properties officeooo:rsid="0029d436"/>
    </style:style>
    <style:style style:name="T16" style:family="text">
      <style:text-properties fo:color="#c0c0c0"/>
    </style:style>
    <style:style style:name="T17" style:family="text">
      <style:text-properties style:font-name="Liberation Mono" fo:font-size="10pt" style:font-size-asian="10pt" style:font-size-complex="10pt"/>
    </style:style>
    <style:style style:name="T18" style:family="text">
      <style:text-properties style:font-name="Liberation Mono" fo:font-size="10pt" officeooo:rsid="001ed9b9" style:font-size-asian="10pt" style:font-size-complex="10pt"/>
    </style:style>
    <style:style style:name="T19" style:family="text">
      <style:text-properties style:font-name="Liberation Mono" fo:font-size="10pt" officeooo:rsid="00260394" style:font-size-asian="10pt" style:font-size-complex="10pt"/>
    </style:style>
    <style:style style:name="T20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Liberation Mono" fo:font-size="10pt" fo:font-weight="bold" officeooo:rsid="0027d952" style:font-size-asian="10pt" style:font-weight-asian="bold" style:font-size-complex="10pt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27d952" style:font-size-asian="10pt" style:font-weight-asian="bold" style:font-size-complex="10pt" style:font-weight-complex="bold"/>
    </style:style>
    <style:style style:name="T25" style:family="text">
      <style:text-properties officeooo:rsid="002dccb6"/>
    </style:style>
    <style:style style:name="T26" style:family="text">
      <style:text-properties officeooo:rsid="002ea315"/>
    </style:style>
    <style:style style:name="T27" style:family="text">
      <style:text-properties officeooo:rsid="003326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nflower system in ROS Indigo</text:p>
      <text:p text:style-name="P1"/>
      <text:p text:style-name="P2">1. Install Linux 14.04</text:p>
      <text:list xml:id="list3510486233198178749" text:style-name="L1">
        <text:list-item>
          <text:p text:style-name="P34">Install Linux 14.04 from USB</text:p>
        </text:list-item>
      </text:list>
      <text:p text:style-name="P22">login: uh-common</text:p>
      <text:p text:style-name="P22">temp pass: password</text:p>
      <text:p text:style-name="P1"/>
      <text:p text:style-name="P2">2. Install ROS indigo</text:p>
      <text:p text:style-name="P22">See http://wiki.ros.org/indigo/Installation/Ubuntu</text:p>
      <text:p text:style-name="P1"/>
      <text:p text:style-name="P5"><text:span text:style-name="T10">3. Install ROSARI</text:span><text:span text:style-name="T11">A</text:span></text:p>
      <text:p text:style-name="P24"><text:span text:style-name="T10">See </text:span><text:a xlink:type="simple" xlink:href="http://wiki.ros.org/ROSARIA"><text:span text:style-name="T10">http://wiki.ros.org/ROSARIA</text:span></text:a></text:p>
      <text:p text:style-name="P1"/>
      <text:p text:style-name="P3">4. Setting up the pc system</text:p>
      <text:list xml:id="list3908366840887361488" text:style-name="L2">
        <text:list-item>
          <text:p text:style-name="P35">Add users to dialout group so they have access to /dev/ttyUSB</text:p>
        </text:list-item>
      </text:list>
      <text:p text:style-name="P29">i.e. <text:span text:style-name="T20">sudo usermod -a -G dialout uh-common</text:span></text:p>
      <text:p text:style-name="P3"/>
      <text:p text:style-name="P4">5. <text:span text:style-name="T15">Install Qt manually from the latest .run file.</text:span></text:p>
      <text:p text:style-name="P4"/>
      <text:list xml:id="list4724391229519496724" text:style-name="L3">
        <text:list-item>
          <text:p text:style-name="P36">Then create QtCreator shortcut (i.e. qtcreator.desktop) to your desktop for for ROS projects with the following entry:</text:p>
        </text:list-item>
      </text:list>
      <text:p text:style-name="P23"/>
      <text:p text:style-name="P27">[Desktop<text:span text:style-name="T16"> </text:span>Entry]</text:p>
      <text:p text:style-name="P26">Exec=bash<text:span text:style-name="T16"> </text:span>-i<text:span text:style-name="T16"> </text:span>-c<text:span text:style-name="T16"> </text:span>/opt/Qt5.5.1/Tools/QtCreator/bin/qtcreator<text:span text:style-name="T16"> </text:span>%F</text:p>
      <text:p text:style-name="P26">Icon=QtProject-qtcreator</text:p>
      <text:p text:style-name="P26">Type=Application</text:p>
      <text:p text:style-name="P26">Terminal=false</text:p>
      <text:p text:style-name="P26">Name=Qt<text:span text:style-name="T16"> </text:span>Creator</text:p>
      <text:p text:style-name="P26">GenericName=Integrated<text:span text:style-name="T16"> </text:span>Development<text:span text:style-name="T16"> </text:span>Environment</text:p>
      <text:p text:style-name="P26">MimeType=text/x-c++src;text/x-c++hdr;text/x-xsrc;application/x-designer;application/vnd.nokia.qt.qmakeprofile;application/vnd.nokia.xml.qt.resource;</text:p>
      <text:p text:style-name="P26">Categories=Qt;Development;IDE;</text:p>
      <text:p text:style-name="P28">InitialPreference=9</text:p>
      <text:p text:style-name="P25"/>
      <text:p text:style-name="P25"><text:span text:style-name="T5">Note: <text:s/></text:span><text:span text:style-name="T6">“bash -i -c” </text:span><text:span text:style-name="T5">line was added </text:span><text:span text:style-name="T6">to the Exec line </text:span><text:span text:style-name="T5">just before the location of qtcreator </text:span><text:span text:style-name="T6">as shown below :</text:span></text:p>
      <text:p text:style-name="P18"/>
      <text:p text:style-name="P30">Exec=bash<text:span text:style-name="T16"> </text:span>-i<text:span text:style-name="T16"> </text:span>-c<text:span text:style-name="T16"> </text:span>/opt/Qt5.5.1/Tools/QtCreator/bin/qtcreator<text:span text:style-name="T16"> </text:span>%F</text:p>
      <text:p text:style-name="P19"/>
      <text:list xml:id="list7161996913319557937" text:style-name="L4">
        <text:list-item>
          <text:p text:style-name="P38">Give the newly created qtcreator.destop executable mode</text:p>
          <text:p text:style-name="P39">sudo chmod +x qtcreator.desktop</text:p>
        </text:list-item>
      </text:list>
      <text:p text:style-name="P19"/>
      <text:p text:style-name="P17"><text:span text:style-name="T2">This </text:span><text:span text:style-name="T4">allows</text:span><text:span text:style-name="T2"> you launch QtCreator with the new QtCreator.desktop </text:span><text:span text:style-name="T4">which </text:span><text:span text:style-name="T2">will be aware of your environment variables (</text:span><text:span text:style-name="Source_20_Text"><text:span text:style-name="T18">$PATH</text:span></text:span><text:span text:style-name="T18">, </text:span><text:span text:style-name="Source_20_Text"><text:span text:style-name="T18">$PYTHONPATH</text:span></text:span><text:span text:style-name="T2"> and so on...) otherwise you will have to </text:span><text:span text:style-name="T1">launch </text:span><text:span text:style-name="Strong_20_Emphasis"><text:span text:style-name="T1">qtcreator</text:span></text:span><text:span text:style-name="T1"> from </text:span><text:span text:style-name="T2">a</text:span><text:span text:style-name="T1"> terminal.</text:span></text:p>
      <text:p text:style-name="P20"/>
      <text:p text:style-name="P21"><text:span text:style-name="T14">N</text:span>ow <text:span text:style-name="T14">we </text:span>need to <text:span text:style-name="T14">replace the symlink</text:span> CmakeLists.txt <text:span text:style-name="T14">in your catkin_ws/src folder to allow QtCreator to properly open the catkin projects located within catkin_ws/src folder</text:span>. This method work with qtcreator 3.<text:span text:style-name="T15">5</text:span>.1 on Ubuntu 14.04 (Trusty) with ROS Indigo.</text:p>
      <text:p text:style-name="P21"/>
      <text:p text:style-name="Text_20_body">Within your <text:span text:style-name="T14">catkin_ws/</text:span><text:span text:style-name="Source_20_Text">src</text:span> directory, check which file the symlink <text:span text:style-name="Source_20_Text"><text:span text:style-name="T22">CMakeLists.txt</text:span></text:span> points to. <text:span text:style-name="T14">For </text:span>Indigo on Trusty), <text:span text:style-name="Source_20_Text"><text:span text:style-name="T20">ls -l</text:span></text:span> <text:span text:style-name="T14">shows</text:span>:</text:p>
      <text:p text:style-name="Quotations"><text:span text:style-name="Source_20_Text"><text:span text:style-name="T23">CMakeLists.txt -&gt; /opt/ros/indigo/share/catkin/cmake/toplevel.cmake</text:span></text:span></text:p>
      <text:p text:style-name="P15"><text:soft-page-break/><text:span text:style-name="T14">This is the file (</text:span><text:span text:style-name="Source_20_Text"><text:span text:style-name="T24">toplevel.cmake</text:span></text:span><text:span text:style-name="Source_20_Text"><text:span text:style-name="T14">)</text:span></text:span><text:span text:style-name="T14"> we will copy and </text:span>replace the symlink with:</text:p>
      <text:p text:style-name="P31"><text:span text:style-name="Source_20_Text"><text:span text:style-name="T23">rm CMakeLists.txt</text:span></text:span></text:p>
      <text:p text:style-name="P31"><text:span text:style-name="Source_20_Text"><text:span text:style-name="T23">cp /opt/ros/indigo/share/catkin/cmake/toplevel.cmake C</text:span></text:span><text:span text:style-name="Source_20_Text"><text:span text:style-name="T24">M</text:span></text:span><text:span text:style-name="Source_20_Text"><text:span text:style-name="T23">akeLists.txt</text:span></text:span></text:p>
      <text:p text:style-name="P33"><text:span text:style-name="Source_20_Text"><text:span text:style-name="T9">Now make the </text:span></text:span><text:span text:style-name="Source_20_Text"><text:span text:style-name="T21">CMakeLists.txt</text:span></text:span><text:span text:style-name="Source_20_Text"><text:span text:style-name="T9"> writeable and executable.</text:span></text:span></text:p>
      <text:p text:style-name="P32"><text:span text:style-name="T25">c</text:span>hmod +w +x CMakeLists.txt</text:p>
      <text:p text:style-name="P9"><text:span text:style-name="T2">To <text:s/>load a project in QtCreator, </text:span><text:span text:style-name="T1">go to </text:span><text:span text:style-name="Strong_20_Emphasis"><text:span text:style-name="T1">File</text:span></text:span><text:span text:style-name="T1">-&gt;</text:span><text:span text:style-name="Strong_20_Emphasis"><text:span text:style-name="T1">Open Project</text:span></text:span><text:span text:style-name="T1"> and navigate to the </text:span><text:span text:style-name="Source_20_Text"><text:span text:style-name="T7">CMakeLists.txt</text:span></text:span><text:span text:style-name="T1"> of your </text:span><text:span text:style-name="T3">src folder</text:span><text:span text:style-name="T1"> (if you're using catkin that'd be </text:span><text:span text:style-name="Source_20_Text"><text:span text:style-name="T20">/path/to/catkin_ws/src/CMakeLists.txt</text:span></text:span><text:span text:style-name="T1">). </text:span></text:p>
      <text:p text:style-name="P9"><text:span text:style-name="T1">QtCreator will then ask you to choose a build directory. Simply select the build directory inside the package (or </text:span><text:span text:style-name="Source_20_Text"><text:span text:style-name="T20">/path/to/catkin_ws/build</text:span></text:span><text:span text:style-name="T20">/ </text:span><text:span text:style-name="T8">if using catkin</text:span><text:span text:style-name="T1">). Finally tell QtCreator to run CMake, and voilà you're done!</text:span></text:p>
      <text:p text:style-name="P11">NOTE: </text:p>
      <text:p text:style-name="P11">You need roscore running if you are using run to compile your code. Otherwise QT may hang while your program is looking for roscore.</text:p>
      <text:p text:style-name="P12"><text:span text:style-name="Strong_20_Emphasis"><text:span text:style-name="T13">If you get the following error </text:span></text:span></text:p>
      <text:p text:style-name="P12"><text:span text:style-name="Strong_20_Emphasis">"</text:span><text:span text:style-name="Strong_20_Emphasis"><text:span text:style-name="T17">Cannot create file /opt/ros/</text:span></text:span><text:span text:style-name="Strong_20_Emphasis"><text:span text:style-name="T19">indigo</text:span></text:span><text:span text:style-name="Strong_20_Emphasis"><text:span text:style-name="T17">/share/catkin/cmake/toplevel.cmake.user: Permission denied</text:span></text:span><text:span text:style-name="Strong_20_Emphasis">" </text:span></text:p>
      <text:p text:style-name="P12"><text:span text:style-name="Strong_20_Emphasis"><text:span text:style-name="T13">then follow the instruction above to create a </text:span></text:span><text:span text:style-name="Strong_20_Emphasis"><text:span text:style-name="T19">CmakeLists.txt</text:span></text:span><text:span text:style-name="Strong_20_Emphasis"><text:span text:style-name="T13"> from</text:span></text:span></text:p>
      <text:p text:style-name="P12"><text:span text:style-name="Strong_20_Emphasis"><text:span text:style-name="T13"><text:s/></text:span></text:span><text:span text:style-name="Strong_20_Emphasis"><text:span text:style-name="T19">/</text:span></text:span><text:span text:style-name="Strong_20_Emphasis"><text:span text:style-name="T17">opt/ros/</text:span></text:span><text:span text:style-name="Strong_20_Emphasis"><text:span text:style-name="T19">indigo</text:span></text:span><text:span text:style-name="Strong_20_Emphasis"><text:span text:style-name="T17">/share/catkin/cmake/toplevel.cmake</text:span></text:span></text:p>
      <text:p text:style-name="P10"/>
      <text:p text:style-name="P10">//<text:span text:style-name="T12">to make just a single package. This was used to ensure that include for msg file was created before it is needed for builing other packages (i.e. rosaria_client).</text:span></text:p>
      <text:p text:style-name="P16"><text:span text:style-name="T26">c</text:span>atkin_make –pkg rosaria </text:p>
      <text:p text:style-name="P13"/>
      <text:p text:style-name="P14">Example of publishing behaviour to test Sf dance and sound </text:p>
      <text:p text:style-name="P6"><text:s/>rostopic pub -1 /sf_tune/sf_tune_filename std_msgs/String "Happy.xml" | rostopic pub -1 /sf_dance/sf_dance_filename std_msgs/String "Happy.xml" </text:p>
      <text:p text:style-name="P6"/>
      <text:p text:style-name="P37"><text:s/>rostopic pub -1 /sf_head/sf_headMovement_filename std_msgs/String "Happy.xml"</text:p>
      <text:p text:style-name="P37"/>
      <text:p text:style-name="P7">#installing ros navigation package</text:p>
      <text:p text:style-name="P8">sudo apt-get install ros-indigo-navigation</text:p>
      <text:p text:style-name="P8"/>
      <text:p text:style-name="P8"><text:span text:style-name="T27">s</text:span>udo apt-get install ros-indigo-hokuyo-nod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2:13:20.968402640</meta:creation-date>
    <dc:date>2016-06-14T18:29:33.157687514</dc:date>
    <meta:editing-duration>PT5H47M19S</meta:editing-duration>
    <meta:editing-cycles>30</meta:editing-cycles>
    <meta:generator>LibreOffice/4.2.8.2$Linux_X86_64 LibreOffice_project/420m0$Build-2</meta:generator>
    <meta:document-statistic meta:table-count="0" meta:image-count="0" meta:object-count="0" meta:page-count="2" meta:paragraph-count="53" meta:word-count="440" meta:character-count="3443" meta:non-whitespace-character-count="3047"/>
  </office:meta>
</office:document-meta>
</file>